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1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Verdana2" svg:font-family="Verdana, Arial, \, 'Helvetica Neue', '&quot;, Helvetica,', sans-serif, 'font-size: 16px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300" officeooo:paragraph-rsid="0004d300"/>
    </style:style>
    <style:style style:name="P2" style:family="paragraph" style:parent-style-name="Text_20_body">
      <style:text-properties officeooo:rsid="0004d300" officeooo:paragraph-rsid="0004d300"/>
    </style:style>
    <style:style style:name="P3" style:family="paragraph" style:parent-style-name="Text_20_body">
      <style:text-properties officeooo:rsid="0005472a" officeooo:paragraph-rsid="0005472a"/>
    </style:style>
    <style:style style:name="P4" style:family="paragraph" style:parent-style-name="Text_20_body">
      <style:text-properties officeooo:rsid="000614f4" officeooo:paragraph-rsid="000614f4"/>
    </style:style>
    <style:style style:name="P5" style:family="paragraph" style:parent-style-name="Text_20_body">
      <style:text-properties officeooo:rsid="000856a4" officeooo:paragraph-rsid="000856a4"/>
    </style:style>
    <style:style style:name="P6" style:family="paragraph" style:parent-style-name="Text_20_body">
      <style:text-properties officeooo:rsid="000a34d6" officeooo:paragraph-rsid="000a34d6"/>
    </style:style>
    <style:style style:name="P7" style:family="paragraph" style:parent-style-name="Text_20_body">
      <style:text-properties officeooo:rsid="000a805a" officeooo:paragraph-rsid="000a805a"/>
    </style:style>
    <style:style style:name="P8" style:family="paragraph" style:parent-style-name="Text_20_body">
      <style:text-properties officeooo:rsid="000badd4" officeooo:paragraph-rsid="000badd4"/>
    </style:style>
    <style:style style:name="P9" style:family="paragraph" style:parent-style-name="Heading_20_2">
      <style:text-properties officeooo:paragraph-rsid="0013789b"/>
    </style:style>
    <style:style style:name="P10" style:family="paragraph" style:parent-style-name="Text_20_body">
      <style:text-properties officeooo:rsid="000c484f" officeooo:paragraph-rsid="000c484f"/>
    </style:style>
    <style:style style:name="P11" style:family="paragraph" style:parent-style-name="Text_20_body">
      <style:text-properties officeooo:rsid="0010a087" officeooo:paragraph-rsid="0010a087"/>
    </style:style>
    <style:style style:name="P12" style:family="paragraph" style:parent-style-name="Text_20_body">
      <style:text-properties officeooo:rsid="00122e81" officeooo:paragraph-rsid="00122e81"/>
    </style:style>
    <style:style style:name="P13" style:family="paragraph" style:parent-style-name="Text_20_body">
      <style:text-properties officeooo:paragraph-rsid="00122e81"/>
    </style:style>
    <style:style style:name="P14" style:family="paragraph" style:parent-style-name="Text_20_body">
      <style:text-properties officeooo:rsid="00172557" officeooo:paragraph-rsid="00172557"/>
    </style:style>
    <style:style style:name="P15" style:family="paragraph" style:parent-style-name="Text_20_body" style:list-style-name="L2">
      <style:text-properties officeooo:rsid="0018e424" officeooo:paragraph-rsid="0018e424"/>
    </style:style>
    <style:style style:name="P16" style:family="paragraph" style:parent-style-name="Text_20_body" style:list-style-name="L2">
      <style:text-properties officeooo:rsid="001a363c" officeooo:paragraph-rsid="001a363c"/>
    </style:style>
    <style:style style:name="P17" style:family="paragraph" style:parent-style-name="Text_20_body" style:list-style-name="L2">
      <style:text-properties officeooo:rsid="001c34ac" officeooo:paragraph-rsid="001c34ac"/>
    </style:style>
    <style:style style:name="P18" style:family="paragraph" style:parent-style-name="Text_20_body" style:list-style-name="L1">
      <style:paragraph-properties fo:margin-top="0cm" fo:margin-bottom="0cm" loext:contextual-spacing="false" fo:padding="0.049cm" fo:border="0.06pt solid #e1e5eb"/>
    </style:style>
    <style:style style:name="T1" style:family="text">
      <style:text-properties fo:font-weight="bold" loext:padding="0.049cm" loext:border="0.06pt solid #e1e5eb"/>
    </style:style>
    <style:style style:name="T2" style:family="text">
      <style:text-properties loext:padding="0.049cm" loext:border="0.06pt solid #e1e5eb"/>
    </style:style>
    <style:style style:name="T3" style:family="text">
      <style:text-properties fo:color="#3d495c"/>
    </style:style>
    <style:style style:name="T4" style:family="text">
      <style:text-properties fo:color="#3d495c" style:font-name="Verdana"/>
    </style:style>
    <style:style style:name="T5" style:family="text">
      <style:text-properties fo:color="#3d495c" style:font-name="Verdana1" fo:font-weight="bold" loext:padding="0.049cm" loext:border="0.06pt solid #e1e5eb"/>
    </style:style>
    <style:style style:name="T6" style:family="text">
      <style:text-properties fo:color="#3d495c" style:font-name="Verdana2" loext:padding="0.049cm" loext:border="0.06pt solid #e1e5eb"/>
    </style:style>
    <style:style style:name="T7" style:family="text">
      <style:text-properties fo:font-variant="normal" fo:text-transform="none" fo:color="#e83e8c" style:font-name="SFMono-Regular" fo:font-size="10.5pt" fo:letter-spacing="normal" fo:font-style="normal" fo:font-weight="normal" loext:padding="0.049cm" loext:border="0.06pt solid #e1e5eb"/>
    </style:style>
    <style:style style:name="T8" style:family="text">
      <style:text-properties fo:color="#e83e8c" style:font-name="SFMono-Regular" fo:font-size="10.5pt" loext:padding="0.049cm" loext:border="0.06pt solid #e1e5eb"/>
    </style:style>
    <style:style style:name="T9" style:family="text">
      <style:text-properties officeooo:rsid="00122e81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stado, evento e formulário</text:p>
      <text:p text:style-name="P2">26 janeiro 2022</text:p>
      <text:h text:style-name="Heading_20_1" text:outline-level="1">Estado</text:h>
      <text:p text:style-name="P2">O react não permite variável solta dentro da classe, só podendo ter funções.</text:p>
      <text:p text:style-name="P2">A render sempre roda novamente, então nunca guarda variável porque sempre irá rodar novamente.</text:p>
      <text:p text:style-name="P2">Cada componente tem seu estado, e ele não enxerga o estado do outro. Guardamos a informação dentro do estado do elemente que é pertinente a esse estado.</text:p>
      <text:p text:style-name="P1"><text:span text:style-name="T2">O </text:span><text:span text:style-name="Emphasis"><text:span text:style-name="T2">Estado </text:span></text:span><text:span text:style-name="T2">de um componente é um lugar especial que todo componente tem para armazenar </text:span><text:span text:style-name="Strong_20_Emphasis"><text:span text:style-name="T1">informações que devem persistir enquanto a tela não for fechada ou atualizada </text:span></text:span><text:span text:style-name="T2">. É o filtro selecionado, o item da lista destacado, o carrinho de compras, tudo isso e mais!</text:span></text:p>
      <text:p text:style-name="Standard"><text:span text:style-name="T2">Essa é, talvez, a peça mais essencial para o funcionamento do React. Enquanto numa aplicação </text:span><text:span text:style-name="Emphasis"><text:span text:style-name="T2">JavaScript </text:span></text:span><text:span text:style-name="T2">sem uso de bibliotecas tais informações ficariam, muito provavelmente, espalhadas e desorganizadas, no React cada componente cuida das suas informações e o React garante que todas estejam atualizadas de maneira otimizada.</text:span></text:p>
      <text:p text:style-name="P2"/>
      <text:h text:style-name="Heading_20_1" text:outline-level="1">Eventos</text:h>
      <text:p text:style-name="P2">Iguais aos dos JS, a diferença é como ligamos o elemento com a ação.</text:p>
      <text:p text:style-name="P2">Colocamos o evento dentro da tag.</text:p>
      <text:h text:style-name="Heading_20_1" text:outline-level="1">This e bind</text:h>
      <text:h text:style-name="Heading_20_2" text:outline-level="2">This</text:h>
      <text:p text:style-name="P3">É tudo que tem a ver com a classe que o chama. </text:p>
      <text:p text:style-name="P3">Para por a função dentro da classe eu a nomeio sem a palavra function. E quando for chamá-la na tag eu uso this.nome.</text:p>
      <text:p text:style-name="P3">O this funciona dentro do render(), mas não dentro de funções dentro da classe. Para enxergar o this na função que implementei na classe preciso abaixo do super() escrever o código: </text:p>
      <text:p text:style-name="P3">this.nomeFunction = this.nomeFunction.bind(this);</text:p>
      <text:p text:style-name="P4">Assim eu redefino meu constructor para que ele seja sobrescrito e mude o acesso ao this dessa function.</text:p>
      <text:p text:style-name="P4"><text:span text:style-name="Emphasis"><text:span text:style-name="T6">Se você definir uma função da classe com uma arrow function, com a sintaxe </text:span></text:span><text:span text:style-name="Emphasis"><text:span text:style-name="Source_20_Text"><text:span text:style-name="T8">minhaFuncao = () =&gt; {...}</text:span></text:span></text:span><text:span text:style-name="Emphasis"><text:span text:style-name="T6"> , você não precisará fazer o </text:span></text:span><text:span text:style-name="Emphasis"><text:span text:style-name="Source_20_Text"><text:span text:style-name="T8">bind</text:span></text:span></text:span><text:span text:style-name="Emphasis"><text:span text:style-name="T6"> no constructor, mas sua aplicação será menos performática!</text:span></text:span></text:p>
      <text:p text:style-name="P4"><text:soft-page-break/><text:span text:style-name="T4">Como se pode ver, o </text:span><text:span text:style-name="Source_20_Text"><text:span text:style-name="T7">this</text:span></text:span><text:span text:style-name="T3"> </text:span><text:span text:style-name="T4">, dentro das classes de componentes </text:span><text:span text:style-name="Strong_20_Emphasis"><text:span text:style-name="T5">React </text:span></text:span><text:span text:style-name="T4">, é um objeto enorme que contém, basicamente, tudo que concerne aquele componente dentro da aplicação. Quando fazemos </text:span><text:span text:style-name="Source_20_Text"><text:span text:style-name="T7">this.props</text:span></text:span><text:span text:style-name="T3"> </text:span><text:span text:style-name="T4">, estamos acessando a chave </text:span><text:span text:style-name="Source_20_Text"><text:span text:style-name="T7">props</text:span></text:span><text:span text:style-name="T3"> </text:span><text:span text:style-name="T4">dentro do objeto </text:span><text:span text:style-name="Source_20_Text"><text:span text:style-name="T7">this</text:span></text:span><text:span text:style-name="T3"> </text:span><text:span text:style-name="T4">, que irá conter as propriedades ( </text:span><text:span text:style-name="Source_20_Text"><text:span text:style-name="T7">props</text:span></text:span><text:span text:style-name="T3"> </text:span><text:span text:style-name="T4">vem de </text:span><text:span text:style-name="Source_20_Text"><text:span text:style-name="T7">propriedades</text:span></text:span><text:span text:style-name="T3"> </text:span><text:span text:style-name="T4">!) passadas àquele componente. Com ele, por exemplo, conseguimos acessar as </text:span><text:span text:style-name="Source_20_Text"><text:span text:style-name="T7">props</text:span></text:span><text:span text:style-name="T3"> </text:span><text:span text:style-name="T4">e outras coisas, como </text:span><text:span text:style-name="Strong_20_Emphasis"><text:span text:style-name="T5">o estado do componente </text:span></text:span><text:span text:style-name="T4">, dentro das funções </text:span><text:span text:style-name="Source_20_Text"><text:span text:style-name="T7">render</text:span></text:span><text:span text:style-name="T3"> </text:span><text:span text:style-name="T4">e </text:span><text:span text:style-name="Source_20_Text"><text:span text:style-name="T7">constructor</text:span></text:span><text:span text:style-name="T3"> </text:span><text:span text:style-name="T4">, para dar dois exemplos.</text:span></text:p>
      <text:h text:style-name="Heading_20_2" text:outline-level="2">Constructor</text:h>
      <text:p text:style-name="P3">É uma função nativa como a render().</text:p>
      <text:p text:style-name="P3">A classe já tem um constructor, mas podemos adicionar alguma lógica. Para conectar as duas preciso escrever super ().</text:p>
      <text:p text:style-name="P3">constructor () {</text:p>
      <text:p text:style-name="P3">super () </text:p>
      <text:p text:style-name="P3">}</text:p>
      <text:p text:style-name="P3">Ele roda antes do render.</text:p>
      <text:h text:style-name="Heading_20_1" text:outline-level="1">Estado</text:h>
      <text:p text:style-name="P5">Crio o estado abaixo do super→ this.state = {chave: valor }</text:p>
      <text:p text:style-name="P5">Modifico o estado dentro de alguma função. Chamo a modificação através de uma função: this.setState = { chave: novo valor}</text:p>
      <text:p text:style-name="P6">O setState funciona de forma assíncrona.</text:p>
      <text:p text:style-name="P6">This.setState = ((estadoAnterior, _props) =&gt; ({</text:p>
      <text:p text:style-name="P6">chave: estadoAnterior.chave + 1</text:p>
      <text:p text:style-name="P6">}))</text:p>
      <text:p text:style-name="P5">No react o estado é atualizado de forma assíncrona para garantir qualidade.</text:p>
      <text:p text:style-name="P5"/>
      <text:p text:style-name="P5"/>
      <text:p text:style-name="P6">Para acessar o valor do estado posso usar dentro da tag {this.state.chave}</text:p>
      <text:p text:style-name="P7">Sem estado: state less → recebem props, mas não armazena infos.</text:p>
      <text:p text:style-name="P7">Com estado: state full → recebe props e armazena infos.</text:p>
      <text:p text:style-name="P7">Props vem de fora para dentro, e estado vai de dentro para fora.</text:p>
      <text:p text:style-name="P7"><text:span text:style-name="Source_20_Text"><text:span text:style-name="T8">props</text:span></text:span> são uma forma de passar dados de pai para filho.</text:p>
      <text:list xml:id="list792322391" text:style-name="L1">
        <text:list-item>
          <text:p text:style-name="P18"><text:soft-page-break/><text:span text:style-name="Source_20_Text"><text:span text:style-name="T8">state</text:span></text:span> é reservado para dados que seu componente controla.</text:p>
        </text:list-item>
      </text:list>
      <text:p text:style-name="P7"/>
      <text:h text:style-name="Heading_20_1" text:outline-level="1">Aula ao vivo</text:h>
      <text:p text:style-name="P8">Tag hr → hotizontal ruler, cria uma linha de separação.</text:p>
      <text:p text:style-name="P10">Na nova versão do react posso usar direto state = {} → daí não preciso usar o constructor com suas chaves, já que o constructor é chamado para eu acessar o state.</text:p>
      <text:p text:style-name="P11">27/01/22</text:p>
      <text:h text:style-name="Heading_20_1" text:outline-level="1">Day 2: forms</text:h>
      <text:h text:style-name="P9" text:outline-level="2">Componentes controlados</text:h>
      <text:p text:style-name="P11">No HTML os dados do forms são guardados no próprio DOM, ou seja, na própria árvore HTML.</text:p>
      <text:p text:style-name="P11">No React eu crio o constructor e dentro dele ponho o super (), e abaixo do super eu insiro os dados do forms:</text:p>
      <text:p text:style-name="P11">Assim → this.state = {dado1: ‘’, dado2: 0, dado3: false}</text:p>
      <text:p text:style-name="P11">No render eu retorno o DOM com os dados do forms e em cada item do form eu edito.</text:p>
      <text:p text:style-name="P12">Em cada element com um item de form eu insiro um onChange={this.nomeFunc} e um value={this.state.nomeDoState}</text:p>
      <text:p text:style-name="P12">Na Func com um parametro event eu vou dizer o que quero que os chages façam, no caso posso fazer um this.setState para mudar o valor do estado → ({nomdeDoSate: event.target.value})</text:p>
      <text:p text:style-name="P12">Precisamos lembrar de no constructor inserir o bind para a func.</text:p>
      <text:p text:style-name="P13"><text:span text:style-name="T9">Quando um componente do formulário é controlado pelo react ele é chamado de componente controlado.</text:span></text:p>
      <text:h text:style-name="Heading_20_2" text:outline-level="2">Event handlers</text:h>
      <text:p text:style-name="P14">Uma só function para vários elements controlados.</text:p>
      <text:h text:style-name="Heading_20_2" text:outline-level="2">Transmitir info de pai para filho</text:h>
      <text:h text:style-name="Heading_20_1" text:outline-level="1">Aula ao vivo</text:h>
      <text:list xml:id="list436056809" text:style-name="L2">
        <text:list-item>
          <text:p text:style-name="P15">O for da label no react trocamos por htmlFor=’’</text:p>
        </text:list-item>
        <text:list-item>
          <text:p text:style-name="P16">rce faz o código da class direto</text:p>
        </text:list-item>
        <text:list-item>
          <text:p text:style-name="P17">No botão do formulário posso usar onSubmit={} para trabalhar na submissão. Dentro das chaves chamar uma function. Na function usar um event e prevent.Default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1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Verdana2" svg:font-family="Verdana, Arial, \, 'Helvetica Neue', '&quot;, Helvetica,', sans-serif, 'font-size: 16px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5:08:26.505478716</meta:creation-date>
    <dc:date>2022-01-27T21:01:51.480646351</dc:date>
    <meta:editing-duration>PT4H10M1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62" meta:word-count="804" meta:character-count="4643" meta:non-whitespace-character-count="3902"/>
  </office:meta>
</office:document-meta>
</file>